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Κανονικά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/>
    </style:style>
    <style:style style:name="P2" style:family="paragraph" style:parent-style-name="Standard" style:list-style-name="WWNum1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Liberation Serif"/>
    </style:style>
    <style:style style:name="P3" style:family="paragraph" style:parent-style-name="Standard" style:list-style-name="WWNum1">
      <style:paragraph-properties fo:margin-left="0.5in" fo:margin-right="0in" fo:margin-top="0in" fo:margin-bottom="0.139in" style:contextual-spacing="false" fo:line-height="115%" fo:text-indent="-0.25in" style:auto-text-indent="false"/>
      <style:text-properties style:font-name="Liberation Serif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Liberation Serif"/>
    </style:style>
    <style:style style:name="P5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 fo:font-size="16pt" fo:language="en" fo:country="GB" style:text-underline-style="solid" style:text-underline-width="auto" style:text-underline-color="font-color" fo:font-weight="bold" style:font-size-asian="16pt" style:font-weight-asian="bold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Liberation Serif" fo:font-size="16pt" fo:language="el" fo:country="GR" style:text-underline-style="solid" style:text-underline-width="auto" style:text-underline-color="font-color" fo:font-weight="normal" style:font-size-asian="16pt" style:font-weight-asian="normal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style:font-name="Liberation Serif" fo:font-size="14pt" fo:language="en" fo:country="GB" style:text-underline-style="none" fo:font-weight="normal" style:font-size-asian="14pt" style:font-weight-asian="normal"/>
    </style:style>
    <style:style style:name="P8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Liberation Serif" fo:font-size="14pt" fo:language="en" fo:country="GB" style:text-underline-style="none" fo:font-weight="normal" style:font-size-asian="14pt" style:font-weight-asian="normal"/>
    </style:style>
    <style:style style:name="P9" style:family="paragraph" style:parent-style-name="Standard">
      <style:paragraph-properties fo:margin-top="0in" fo:margin-bottom="0.139in" style:contextual-spacing="false" fo:line-height="115%"/>
      <style:text-properties style:font-name="Liberation Serif" fo:font-size="11pt" fo:language="en" fo:country="US" style:text-underline-style="none" fo:font-weight="normal" style:font-size-asian="11pt" style:font-weight-asian="normal"/>
    </style:style>
    <style:style style:name="T1" style:family="text">
      <style:text-properties style:font-name="Microsoft Sans Serif" fo:font-size="16pt" fo:language="en" fo:country="US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style:font-name="Microsoft Sans Serif" fo:font-size="16pt" fo:language="el" fo:country="GR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style:font-name="Microsoft Sans Serif" fo:font-size="16pt" fo:language="el" fo:country="GR" style:text-underline-style="solid" style:text-underline-width="auto" style:text-underline-color="font-color" fo:font-weight="normal" style:font-size-asian="16pt" style:font-weight-asian="normal"/>
    </style:style>
    <style:style style:name="T4" style:family="text">
      <style:text-properties style:font-name="Microsoft Sans Serif" fo:font-size="16pt" fo:language="en" fo:country="GB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style:font-name="Microsoft Sans Serif" fo:font-size="16pt" fo:language="en" fo:country="GB" style:text-underline-style="solid" style:text-underline-width="auto" style:text-underline-color="font-color" fo:font-weight="normal" style:font-size-asian="16pt" style:font-weight-asian="normal"/>
    </style:style>
    <style:style style:name="T6" style:family="text">
      <style:text-properties style:font-name="Microsoft Sans Serif" fo:font-size="14pt" fo:language="en" fo:country="GB" style:text-underline-style="none" fo:font-weight="normal" style:font-size-asian="14pt" style:font-weight-asian="normal"/>
    </style:style>
    <style:style style:name="T7" style:family="text">
      <style:text-properties style:font-name="Microsoft Sans Serif" fo:font-size="14pt" fo:language="el" fo:country="GR" style:text-underline-style="none" fo:font-weight="normal" style:font-size-asian="14pt" style:font-weight-asian="normal"/>
    </style:style>
    <style:style style:name="T8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/>
    </style:style>
    <style:style style:name="T9" style:family="text">
      <style:text-properties fo:font-size="16pt" fo:language="el" fo:country="GR" style:text-underline-style="solid" style:text-underline-width="auto" style:text-underline-color="font-color" fo:font-weight="bold" style:font-size-asian="16pt" style:font-weight-asian="bold"/>
    </style:style>
    <style:style style:name="T10" style:family="text">
      <style:text-properties fo:font-size="16pt" fo:language="el" fo:country="GR" style:text-underline-style="solid" style:text-underline-width="auto" style:text-underline-color="font-color" fo:font-weight="normal" style:font-size-asian="16pt" style:font-weight-asian="normal"/>
    </style:style>
    <style:style style:name="T11" style:family="text">
      <style:text-properties fo:font-size="16pt" fo:language="en" fo:country="GB" style:text-underline-style="solid" style:text-underline-width="auto" style:text-underline-color="font-color" fo:font-weight="bold" style:font-size-asian="16pt" style:font-weight-asian="bold"/>
    </style:style>
    <style:style style:name="T12" style:family="text">
      <style:text-properties fo:font-size="16pt" fo:language="en" fo:country="GB" style:text-underline-style="solid" style:text-underline-width="auto" style:text-underline-color="font-color" fo:font-weight="normal" style:font-size-asian="16pt" style:font-weight-asian="normal"/>
    </style:style>
    <style:style style:name="T13" style:family="text">
      <style:text-properties fo:font-size="14pt" fo:language="en" fo:country="GB" style:text-underline-style="none" fo:font-weight="normal" style:font-size-asian="14pt" style:font-weight-asian="normal"/>
    </style:style>
    <style:style style:name="T14" style:family="text">
      <style:text-properties fo:font-size="14pt" fo:language="el" fo:country="GR" style:text-underline-style="none" fo:font-weight="normal" style:font-size-asian="14pt" style:font-weight-asian="normal"/>
    </style:style>
    <style:style style:name="T15" style:family="text">
      <style:text-properties fo:font-size="14pt" fo:language="el" fo:country="GR" style:text-underline-style="none" fo:font-weight="normal" officeooo:rsid="00073762" style:font-size-asian="14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Epics </text:span><text:span text:style-name="T9">και </text:span><text:span text:style-name="T11">user stories</text:span></text:p>
      <text:p text:style-name="P5"/>
      <text:p text:style-name="P1"><text:span text:style-name="T10">Γραμματεία-Ραντεβού</text:span><text:span text:style-name="T12">:</text:span></text:p>
      <text:list xml:id="list757159050" text:style-name="WWNum1">
        <text:list-item>
          <text:p text:style-name="P2"><text:span text:style-name="T13">E1</text:span><text:span text:style-name="T14">.</text:span><text:span text:style-name="T13"> </text:span><text:span text:style-name="T14">Ως γραμματεία θέλω να μπορώ να βλέπω τα ραντεβού της ημέρας έτσι ώστε να να μην γίνει κ</text:span><text:span text:style-name="T15">ά</text:span><text:span text:style-name="T14">ποιο λάθος στην εξυπηρέτηση των πελατών .(Ε</text:span><text:span text:style-name="T13">pic)</text:span></text:p>
        </text:list-item>
        <text:list-item>
          <text:p text:style-name="P2"><text:span text:style-name="T14">Ε1.1 Ως γραμματεία θέλω να μπορώ να βλέπω τα στοιχεία του πελάτη και του οχήματος έτσι ώστε να μην γίνει κ</text:span><text:span text:style-name="T15">ά</text:span><text:span text:style-name="T14">ποιο λάθος στην εξυπηρέτηση. </text:span><text:span text:style-name="T13">(user story)</text:span></text:p>
        </text:list-item>
        <text:list-item>
          <text:p text:style-name="P2"><text:span text:style-name="T14">Ε1.2 Ως γραμματεία θέλω να μπορώ να βλέπω εάν ο πελάτης επιθυμεί δημιουργία καρτέλας έτσι ώστε να καταχωρηθούν τα στ</text:span><text:span text:style-name="T15">ο</text:span><text:span text:style-name="T14">ιχεία του στον πίνακα.</text:span><text:span text:style-name="T13">(user story)</text:span></text:p>
        </text:list-item>
        <text:list-item>
          <text:p text:style-name="P2"><text:span text:style-name="T14">Ε1.3 Ως γραμματεία θέλω να μπορώ να έχω πρόσβαση στον κωδικό ραντεβού του πελάτη έτσι ώστε να γνωρίζω την ώρα και την μέρα ραντεβού.</text:span><text:span text:style-name="T13">(user story)</text:span></text:p>
        </text:list-item>
      </text:list>
      <text:p text:style-name="P7"/>
      <text:p text:style-name="P1"><text:span text:style-name="T10">Μηχανικός</text:span></text:p>
      <text:list xml:id="list203225008052021" text:continue-numbering="true" text:style-name="WWNum1">
        <text:list-item>
          <text:p text:style-name="P3"><text:span text:style-name="T13">E2. </text:span><text:span text:style-name="T14">Ως μηχανικός θέλω να έχω πρόσβαση στα στοιχεία των πελατών έτσι ώστε να μπορώ να καταχωρήσω τον πελάτη εάν χρειαστεί.(Ε</text:span><text:span text:style-name="T13">pic)</text:span></text:p>
        </text:list-item>
        <text:list-item>
          <text:p text:style-name="P3"><text:span text:style-name="T14">Ε2.1 Ως μηχανικός θέλω μπορώ να συμπληρώσω τον αριθμό πινακίδας έτσι ώστε να αναγνωρίζει το είδος του.</text:span><text:span text:style-name="T13">(user story)</text:span></text:p>
        </text:list-item>
        <text:list-item>
          <text:p text:style-name="P3"><text:span text:style-name="T13">E2.2 </text:span><text:span text:style-name="T14">Ως μηχανικός θέλω να μπορώ να κάνω καταχώρηση οχήματος έτσι ώστε να εμφανίζεται ο πελάτης στο σύστημα.(</text:span><text:span text:style-name="T13">user story)</text:span></text:p>
        </text:list-item>
        <text:list-item>
          <text:p text:style-name="P3"><text:span text:style-name="T14">Ε2.3 Ως μηχανικός θέλω να μπορώ να κάνω καταγραφή των εργασιών στο σύστημα ώστε να γίνει εκτίμηση κόστους και χρόνου επισκευής.</text:span><text:span text:style-name="T13">(user story)</text:span></text:p>
        </text:list-item>
      </text:list>
      <text:p text:style-name="P9"/>
      <text:p text:style-name="P1"><text:span text:style-name="T10">Γραμματεία</text:span></text:p>
      <text:list xml:id="list203225527811029" text:continue-numbering="true" text:style-name="WWNum1">
        <text:list-item>
          <text:p text:style-name="P3"><text:span text:style-name="T14">Ε3.Ως γραμματεία θέλω να έχω πρόσβαση στον φάκελο επισκευής έτσι ώστε να ρωτήσ</text:span><text:span text:style-name="T15">ω</text:span><text:span text:style-name="T14"> ε</text:span><text:span text:style-name="T15">ά</text:span><text:span text:style-name="T14">ν ο πελάτης προ</text:span><text:span text:style-name="T15">χ</text:span><text:span text:style-name="T14">ωρήσει στην επισκευή του οχήματος.</text:span><text:soft-page-break/><text:span text:style-name="T13">(epic)</text:span></text:p>
        </text:list-item>
        <text:list-item>
          <text:p text:style-name="P3"><text:span text:style-name="T14">Ε3.1 Ως γραμματεία θέλω να μπορώ να ενημερώσω το σύστημα έτσι ώστε να καταγραφεί η απόφαση του πελάτη για την επισκευή του οχήματος.</text:span><text:span text:style-name="T13">(user story)</text:span></text:p>
        </text:list-item>
        <text:list-item>
          <text:p text:style-name="P3"><text:span text:style-name="T14">Ε3.2 Ως γραμματεία θέλω να διαχειρίζομαι τις πληρωμές μέσω του Πληροφοριακού Συστήματος έτσι ώστε μετά την εξ</text:span><text:span text:style-name="T15">ό</text:span><text:span text:style-name="T14">φλ</text:span><text:span text:style-name="T15">η</text:span><text:span text:style-name="T14">ση να παραδ</text:span><text:span text:style-name="T15">ώ</text:span><text:span text:style-name="T14">σω τα κλειδιά στον πελάτη.(</text:span><text:span text:style-name="T13">user story)</text:span></text:p>
        </text:list-item>
      </text:list>
      <text:p text:style-name="P8"/>
      <text:p text:style-name="P1"><text:span text:style-name="T10">Μηχανικός</text:span></text:p>
      <text:list xml:id="list203225711269639" text:continue-numbering="true" text:style-name="WWNum1">
        <text:list-item>
          <text:p text:style-name="P3"><text:span text:style-name="T14">Ε4. Ως μηχανικός θέλω να μπορώ να καταγράφω στο σύστημα τις εργασίες προς ανάθεση έτσι ώστε οι μηχανικοί να έχουν εύκολη πρόσβαση στις εργασίες.</text:span><text:span text:style-name="T13">(epic)</text:span></text:p>
        </text:list-item>
        <text:list-item>
          <text:p text:style-name="P3"><text:span text:style-name="T14">Ε4.1 Ως μηχανικός θέλω να καταγράφω στο σύστημα πληροφορίες σχετικά με την επισκευή έτσι ώστε να διευκολ</text:span><text:span text:style-name="T15">υ</text:span><text:span text:style-name="T14">νθεί η κοστολόγηση.</text:span><text:span text:style-name="T13">(user story)</text:span></text:p>
        </text:list-item>
        <text:list-item>
          <text:p text:style-name="P3"><text:span text:style-name="T14">Ε4.2 Ως μηχανικός θέλω να μπορώ να συμπληρώνω την εκτιμώμενη διάρκεια επισκευής έτσι ώστε να γίνει ολοκλήρωση της καταγραφής των εργασιών.(</text:span><text:span text:style-name="T13">user story)</text:span></text:p>
        </text:list-item>
      </text:list>
      <text:p text:style-name="P9"/>
      <text:p text:style-name="P1"><text:span text:style-name="T10">Ιδιοκτήτης </text:span></text:p>
      <text:list xml:id="list203224566229949" text:continue-numbering="true" text:style-name="WWNum1">
        <text:list-item>
          <text:p text:style-name="P3"><text:span text:style-name="T14">Ε5.1 Ως ιδιοκτήτης θέλω να έχω πρόσβαση σε σειρά απ</text:span><text:span text:style-name="T15">ό</text:span><text:span text:style-name="T14"> αναφορές έτσι ώστε να έχω τον πλήρη έλεγχο του Πληροφοριακού Συστήματος.(</text:span><text:span text:style-name="T13">user story)</text:span></text:p>
        </text:list-item>
      </text:list>
      <text:p text:style-name="P6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Κανονικά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ListLabel_20_4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ListLabel_20_5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a">
      <text:list-level-style-bullet text:level="1" text:style-name="ListLabel_20_6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9T20:13:57.834000000</dc:date>
    <meta:editing-duration>PT2M41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21" meta:word-count="361" meta:character-count="2195" meta:non-whitespace-character-count="1869"/>
  </office:meta>
</office:document-meta>
</file>